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NASTAWIENIE „DAM RADĘ”</text:p>
      <text:p text:style-name="Standard"/>
      <text:p text:style-name="Standard">Kiedy zaczynałam się uczyć do matury, ogarniało mnie poczucie frustracji, z powodu ogromu materiału, który trzeba było przyswoić do tego egzaminu.</text:p>
      <text:p text:style-name="Standard"/>
      <text:p text:style-name="Standard">Od początku 4kl miałam ok. 8 miesięcy by ogarnąć materiał.</text:p>
      <text:p text:style-name="Standard">Natomiast nasz mózg jest na tyle sprytny, że potrafi prokrastynować ważniejsze rzeczy</text:p>
      <text:p text:style-name="Standard">lub tego, czego się boi na późniejszy czas.</text:p>
      <text:p text:style-name="Standard">Weszłam w to...</text:p>
      <text:p text:style-name="Standard">Zaczęłam masakrycznie dużo sprzątać i ogarniać wiele innych rzeczy dookoła mnie,</text:p>
      <text:p text:style-name="Standard">które niekoniecznie były związane z maturą.</text:p>
      <text:p text:style-name="Standard">W efekcie... zaczęłam się uczyć dopiero pod koniec października.</text:p>
      <text:p text:style-name="Standard">nerwy rosły, a ja nie wiedziałam co robić...</text:p>
      <text:p text:style-name="Standard">zostało 6 miesięcy</text:p>
      <text:p text:style-name="Standard">byłam w totalnej rozsypce...</text:p>
      <text:p text:style-name="Standard"/>
      <text:p text:style-name="Standard">Co zmieniło moją sytuację ?</text:p>
      <text:p text:style-name="Standard">Odnośnie... moje nastawienie.</text:p>
      <text:p text:style-name="Standard">Nastawienie, które przerodziło się w poczucie, że uda mi się to wszystko ogarnąć.</text:p>
      <text:p text:style-name="Standard">Nieważne ile czasu mi zostało...</text:p>
      <text:p text:style-name="Standard"/>
      <text:p text:style-name="Standard">Czy rzeczywiście mi się udało ?</text:p>
      <text:p text:style-name="Standard">Nie do końca, ale i tak zrobienie czegokolwiek jest dużo lepszym rozwiązaniem niż</text:p>
      <text:p text:style-name="Standard">siedzenie i przejmowanie się tym, że nie zdążymy ogarnąć tyle ile byśmy chcieli...,</text:p>
      <text:p text:style-name="Standard">że nie zrobimy 100%...</text:p>
      <text:p text:style-name="Standard">co z tego...</text:p>
      <text:p text:style-name="Standard">jak zrobimy 90% to i tak lepiej niż nic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Łucja Szulim</meta:initial-creator>
    <meta:creation-date>2024-05-28T08:48:08.48</meta:creation-date>
    <dc:date>2024-06-10T12:48:33.70</dc:date>
    <dc:creator>Łucja Szulim</dc:creator>
    <meta:editing-duration>PT13M18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22" meta:word-count="172" meta:character-count="1084"/>
  </office:meta>
</office:document-meta>
</file>